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4" style:family="table-cell" style:parent-style-name="Default" style:data-style-name="N0">
      <style:table-cell-properties style:vertical-align="middle"/>
    </style:style>
    <style:style style:name="ce14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7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9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1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2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5">
            <text:p>年月別</text:p>
          </table:table-cell>
          <table:table-cell office:value-type="string" table:number-columns-spanned="1" table:number-rows-spanned="4" table:style-name="ce216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9">
            <text:p>合計</text:p>
          </table:table-cell>
          <table:table-cell office:value-type="string" table:number-columns-spanned="1" table:number-rows-spanned="3" table:style-name="ce209">
            <text:p>婚生</text:p>
          </table:table-cell>
          <table:table-cell office:value-type="string" table:number-columns-spanned="1" table:number-rows-spanned="3" table:style-name="ce208">
            <text:p>非婚生</text:p>
          </table:table-cell>
          <table:table-cell office:value-type="string" table:number-columns-spanned="1" table:number-rows-spanned="3" table:style-name="ce209">
            <text:p>無依兒童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1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2">
            <text:p><text:s text:c="3"/>257,546</text:p>
          </table:table-cell>
          <table:table-cell office:value-type="float" office:value="13904" table:number-columns-spanned="2" table:number-rows-spanned="3" table:style-name="ce213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5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6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5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5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5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497" table:style-name="ce96">
            <text:p><text:s text:c="3"/>12,497</text:p>
          </table:table-cell>
          <table:table-cell office:value-type="float" office:value="11996" table:style-name="ce96">
            <text:p><text:s text:c="3"/>11,996</text:p>
          </table:table-cell>
          <table:table-cell office:value-type="float" office:value="501" table:style-name="ce96">
            <text:p><text:s text:c="3"/>501</text:p>
          </table:table-cell>
          <table:table-cell office:value-type="float" office:value="0" table:style-name="ce96">
            <text:p>—</text:p>
          </table:table-cell>
          <table:table-cell office:value-type="float" office:value="11684" table:style-name="ce96">
            <text:p><text:s text:c="3"/>11,684</text:p>
          </table:table-cell>
          <table:table-cell office:value-type="float" office:value="337" table:style-name="ce96">
            <text:p><text:s text:c="3"/>337</text:p>
          </table:table-cell>
          <table:table-cell office:value-type="float" office:value="476" table:style-name="ce96">
            <text:p><text:s text:c="3"/>476</text:p>
          </table:table-cell>
          <table:table-cell office:value-type="float" office:value="12318" table:style-name="ce96">
            <text:p><text:s text:c="3"/>12,318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120" table:style-name="ce97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2月</text:p>
          </table:table-cell>
          <table:table-cell office:value-type="string" table:style-name="ce98">
            <text:p>男</text:p>
          </table:table-cell>
          <table:table-cell office:value-type="float" office:value="6475" table:style-name="ce99">
            <text:p><text:s text:c="3"/>6,475</text:p>
          </table:table-cell>
          <table:table-cell office:value-type="float" office:value="6204" table:style-name="ce99">
            <text:p><text:s text:c="3"/>6,204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045" table:style-name="ce99">
            <text:p><text:s text:c="3"/>6,045</text:p>
          </table:table-cell>
          <table:table-cell office:value-type="float" office:value="177" table:style-name="ce99">
            <text:p><text:s text:c="3"/>177</text:p>
          </table:table-cell>
          <table:table-cell office:value-type="float" office:value="253" table:style-name="ce99">
            <text:p><text:s text:c="3"/>253</text:p>
          </table:table-cell>
          <table:table-cell office:value-type="float" office:value="6374" table:style-name="ce99">
            <text:p><text:s text:c="3"/>6,374</text:p>
          </table:table-cell>
          <table:table-cell office:value-type="float" office:value="31" table:style-name="ce99">
            <text:p><text:s text:c="3"/>31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022" table:style-name="ce99">
            <text:p><text:s text:c="3"/>6,022</text:p>
          </table:table-cell>
          <table:table-cell office:value-type="float" office:value="5792" table:style-name="ce99">
            <text:p><text:s text:c="3"/>5,792</text:p>
          </table:table-cell>
          <table:table-cell office:value-type="float" office:value="230" table:style-name="ce99">
            <text:p><text:s text:c="3"/>230</text:p>
          </table:table-cell>
          <table:table-cell office:value-type="float" office:value="0" table:style-name="ce99">
            <text:p>—</text:p>
          </table:table-cell>
          <table:table-cell office:value-type="float" office:value="5639" table:style-name="ce99">
            <text:p><text:s text:c="3"/>5,639</text:p>
          </table:table-cell>
          <table:table-cell office:value-type="float" office:value="160" table:style-name="ce99">
            <text:p><text:s text:c="3"/>160</text:p>
          </table:table-cell>
          <table:table-cell office:value-type="float" office:value="223" table:style-name="ce99">
            <text:p><text:s text:c="3"/>223</text:p>
          </table:table-cell>
          <table:table-cell office:value-type="float" office:value="5944" table:style-name="ce99">
            <text:p><text:s text:c="3"/>5,944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50" table:style-name="ce100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67" table:style-name="ce96">
            <text:p><text:s text:c="3"/>14,567</text:p>
          </table:table-cell>
          <table:table-cell office:value-type="float" office:value="14008" table:style-name="ce96">
            <text:p><text:s text:c="3"/>14,00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623" table:style-name="ce96">
            <text:p><text:s text:c="3"/>13,623</text:p>
          </table:table-cell>
          <table:table-cell office:value-type="float" office:value="390" table:style-name="ce96">
            <text:p><text:s text:c="3"/>390</text:p>
          </table:table-cell>
          <table:table-cell office:value-type="float" office:value="554" table:style-name="ce96">
            <text:p><text:s text:c="3"/>554</text:p>
          </table:table-cell>
          <table:table-cell office:value-type="float" office:value="14344" table:style-name="ce96">
            <text:p><text:s text:c="3"/>14,344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149" table:style-name="ce97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3月</text:p>
          </table:table-cell>
          <table:table-cell office:value-type="string" table:style-name="ce98">
            <text:p>男</text:p>
          </table:table-cell>
          <table:table-cell office:value-type="float" office:value="7632" table:style-name="ce99">
            <text:p><text:s text:c="3"/>7,632</text:p>
          </table:table-cell>
          <table:table-cell office:value-type="float" office:value="7315" table:style-name="ce99">
            <text:p><text:s text:c="3"/>7,315</text:p>
          </table:table-cell>
          <table:table-cell office:value-type="float" office:value="317" table:style-name="ce99">
            <text:p><text:s text:c="3"/>317</text:p>
          </table:table-cell>
          <table:table-cell office:value-type="float" office:value="0" table:style-name="ce99">
            <text:p>—</text:p>
          </table:table-cell>
          <table:table-cell office:value-type="float" office:value="7137" table:style-name="ce99">
            <text:p><text:s text:c="3"/>7,137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92" table:style-name="ce99">
            <text:p><text:s text:c="3"/>292</text:p>
          </table:table-cell>
          <table:table-cell office:value-type="float" office:value="7521" table:style-name="ce99">
            <text:p><text:s text:c="3"/>7,521</text:p>
          </table:table-cell>
          <table:table-cell office:value-type="float" office:value="41" table:style-name="ce99">
            <text:p><text:s text:c="3"/>41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935" table:style-name="ce99">
            <text:p><text:s text:c="3"/>6,935</text:p>
          </table:table-cell>
          <table:table-cell office:value-type="float" office:value="6693" table:style-name="ce99">
            <text:p><text:s text:c="3"/>6,693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486" table:style-name="ce99">
            <text:p><text:s text:c="3"/>6,486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262" table:style-name="ce99">
            <text:p><text:s text:c="3"/>262</text:p>
          </table:table-cell>
          <table:table-cell office:value-type="float" office:value="6823" table:style-name="ce99">
            <text:p><text:s text:c="3"/>6,823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285" table:style-name="ce96">
            <text:p><text:s text:c="3"/>14,285</text:p>
          </table:table-cell>
          <table:table-cell office:value-type="float" office:value="13739" table:style-name="ce96">
            <text:p><text:s text:c="3"/>13,739</text:p>
          </table:table-cell>
          <table:table-cell office:value-type="float" office:value="545" table:style-name="ce96">
            <text:p><text:s text:c="3"/>54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444" table:style-name="ce96">
            <text:p><text:s text:c="3"/>13,444</text:p>
          </table:table-cell>
          <table:table-cell office:value-type="float" office:value="330" table:style-name="ce96">
            <text:p><text:s text:c="3"/>330</text:p>
          </table:table-cell>
          <table:table-cell office:value-type="float" office:value="511" table:style-name="ce96">
            <text:p><text:s text:c="3"/>511</text:p>
          </table:table-cell>
          <table:table-cell office:value-type="float" office:value="14067" table:style-name="ce96">
            <text:p><text:s text:c="3"/>14,067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149" table:style-name="ce97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4月</text:p>
          </table:table-cell>
          <table:table-cell office:value-type="string" table:style-name="ce98">
            <text:p>男</text:p>
          </table:table-cell>
          <table:table-cell office:value-type="float" office:value="7435" table:style-name="ce99">
            <text:p><text:s text:c="3"/>7,435</text:p>
          </table:table-cell>
          <table:table-cell office:value-type="float" office:value="7148" table:style-name="ce99">
            <text:p><text:s text:c="3"/>7,148</text:p>
          </table:table-cell>
          <table:table-cell office:value-type="float" office:value="287" table:style-name="ce99">
            <text:p><text:s text:c="3"/>287</text:p>
          </table:table-cell>
          <table:table-cell office:value-type="float" office:value="0" table:style-name="ce99">
            <text:p>—</text:p>
          </table:table-cell>
          <table:table-cell office:value-type="float" office:value="6999" table:style-name="ce99">
            <text:p><text:s text:c="3"/>6,999</text:p>
          </table:table-cell>
          <table:table-cell office:value-type="float" office:value="169" table:style-name="ce99">
            <text:p><text:s text:c="3"/>169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7319" table:style-name="ce99">
            <text:p><text:s text:c="3"/>7,319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72" table:style-name="ce100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8"/>
          <table:table-cell office:value-type="string" table:style-name="ce98">
            <text:p>女</text:p>
          </table:table-cell>
          <table:table-cell office:value-type="float" office:value="6850" table:style-name="ce99">
            <text:p><text:s text:c="3"/>6,850</text:p>
          </table:table-cell>
          <table:table-cell office:value-type="float" office:value="6591" table:style-name="ce99">
            <text:p><text:s text:c="3"/>6,591</text:p>
          </table:table-cell>
          <table:table-cell office:value-type="float" office:value="258" table:style-name="ce99">
            <text:p><text:s text:c="3"/>25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6748" table:style-name="ce99">
            <text:p><text:s text:c="3"/>6,748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77" table:style-name="ce100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87" table:style-name="ce96">
            <text:p><text:s text:c="3"/>14,587</text:p>
          </table:table-cell>
          <table:table-cell office:value-type="float" office:value="14037" table:style-name="ce96">
            <text:p><text:s text:c="3"/>14,037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0" table:style-name="ce96">
            <text:p>—</text:p>
          </table:table-cell>
          <table:table-cell office:value-type="float" office:value="13645" table:style-name="ce96">
            <text:p><text:s text:c="3"/>13,645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14362" table:style-name="ce96">
            <text:p><text:s text:c="3"/>14,362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154" table:style-name="ce97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5月</text:p>
          </table:table-cell>
          <table:table-cell office:value-type="string" table:style-name="ce98">
            <text:p>男</text:p>
          </table:table-cell>
          <table:table-cell office:value-type="float" office:value="7504" table:style-name="ce99">
            <text:p><text:s text:c="3"/>7,504</text:p>
          </table:table-cell>
          <table:table-cell office:value-type="float" office:value="7224" table:style-name="ce99">
            <text:p><text:s text:c="3"/>7,224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34" table:style-name="ce99">
            <text:p><text:s text:c="3"/>7,034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7392" table:style-name="ce99">
            <text:p><text:s text:c="3"/>7,39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083" table:style-name="ce99">
            <text:p><text:s text:c="3"/>7,083</text:p>
          </table:table-cell>
          <table:table-cell office:value-type="float" office:value="6813" table:style-name="ce99">
            <text:p><text:s text:c="3"/>6,813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0" table:style-name="ce99">
            <text:p>—</text:p>
          </table:table-cell>
          <table:table-cell office:value-type="float" office:value="6611" table:style-name="ce99">
            <text:p><text:s text:c="3"/>6,61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6970" table:style-name="ce99">
            <text:p><text:s text:c="3"/>6,970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7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6月</text:p>
          </table:table-cell>
          <table:table-cell office:value-type="string" table:style-name="ce98">
            <text:p>男</text:p>
          </table:table-cell>
          <table:table-cell office:value-type="float" office:value="6737" table:style-name="ce99">
            <text:p><text:s text:c="3"/>6,737</text:p>
          </table:table-cell>
          <table:table-cell office:value-type="float" office:value="6461" table:style-name="ce99">
            <text:p><text:s text:c="3"/>6,461</text:p>
          </table:table-cell>
          <table:table-cell office:value-type="float" office:value="276" table:style-name="ce99">
            <text:p><text:s text:c="3"/>276</text:p>
          </table:table-cell>
          <table:table-cell office:value-type="float" office:value="0" table:style-name="ce99">
            <text:p>—</text:p>
          </table:table-cell>
          <table:table-cell office:value-type="float" office:value="6310" table:style-name="ce99">
            <text:p><text:s text:c="3"/>6,31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6636" table:style-name="ce99">
            <text:p><text:s text:c="3"/>6,63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16" table:style-name="ce99">
            <text:p><text:s text:c="3"/>5,916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0" table:style-name="ce99">
            <text:p>—</text:p>
          </table:table-cell>
          <table:table-cell office:value-type="float" office:value="5772" table:style-name="ce99">
            <text:p><text:s text:c="3"/>5,772</text:p>
          </table:table-cell>
          <table:table-cell office:value-type="float" office:value="159" table:style-name="ce99">
            <text:p><text:s text:c="3"/>159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6052" table:style-name="ce99">
            <text:p><text:s text:c="3"/>6,05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9年</text:p>
            <text:p>截至2月止</text:p>
          </table:table-cell>
          <table:table-cell office:value-type="string" table:style-name="ce115">
            <text:p>計</text:p>
          </table:table-cell>
          <table:table-cell office:value-type="float" office:value="26046" table:style-name="ce116">
            <text:p><text:s text:c="3"/>26,046</text:p>
          </table:table-cell>
          <table:table-cell office:value-type="float" office:value="25054" table:style-name="ce116">
            <text:p><text:s text:c="3"/>25,054</text:p>
          </table:table-cell>
          <table:table-cell office:value-type="float" office:value="990" table:style-name="ce116">
            <text:p><text:s text:c="3"/>99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4372" table:style-name="ce116">
            <text:p><text:s text:c="3"/>24,372</text:p>
          </table:table-cell>
          <table:table-cell office:value-type="float" office:value="622" table:style-name="ce116">
            <text:p><text:s text:c="3"/>622</text:p>
          </table:table-cell>
          <table:table-cell office:value-type="float" office:value="1052" table:style-name="ce116">
            <text:p><text:s text:c="3"/>1,052</text:p>
          </table:table-cell>
          <table:table-cell office:value-type="float" office:value="25554" table:style-name="ce116">
            <text:p><text:s text:c="3"/>25,554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328" table:style-name="ce117">
            <text:p><text:s text:c="3"/>3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3371" table:style-name="ce86">
            <text:p><text:s text:c="3"/>13,371</text:p>
          </table:table-cell>
          <table:table-cell office:value-type="float" office:value="12884" table:style-name="ce86">
            <text:p><text:s text:c="3"/>12,884</text:p>
          </table:table-cell>
          <table:table-cell office:value-type="float" office:value="486" table:style-name="ce86">
            <text:p><text:s text:c="3"/>48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2493" table:style-name="ce86">
            <text:p><text:s text:c="3"/>12,493</text:p>
          </table:table-cell>
          <table:table-cell office:value-type="float" office:value="345" table:style-name="ce86">
            <text:p><text:s text:c="3"/>345</text:p>
          </table:table-cell>
          <table:table-cell office:value-type="float" office:value="533" table:style-name="ce86">
            <text:p><text:s text:c="3"/>533</text:p>
          </table:table-cell>
          <table:table-cell office:value-type="float" office:value="13124" table:style-name="ce86">
            <text:p><text:s text:c="3"/>13,124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163" table:style-name="ce119">
            <text:p><text:s text:c="3"/>16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12675" table:style-name="ce121">
            <text:p><text:s text:c="3"/>12,675</text:p>
          </table:table-cell>
          <table:table-cell office:value-type="float" office:value="12170" table:style-name="ce121">
            <text:p><text:s text:c="3"/>12,170</text:p>
          </table:table-cell>
          <table:table-cell office:value-type="float" office:value="504" table:style-name="ce121">
            <text:p><text:s text:c="3"/>50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879" table:style-name="ce121">
            <text:p><text:s text:c="3"/>11,879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519" table:style-name="ce121">
            <text:p><text:s text:c="3"/>519</text:p>
          </table:table-cell>
          <table:table-cell office:value-type="float" office:value="12430" table:style-name="ce121">
            <text:p><text:s text:c="3"/>12,43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165" table:style-name="ce122">
            <text:p><text:s text:c="3"/>165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065" table:style-name="ce99">
            <text:p><text:s text:c="3"/>6,065</text:p>
          </table:table-cell>
          <table:table-cell office:value-type="float" office:value="5835" table:style-name="ce99">
            <text:p><text:s text:c="3"/>5,835</text:p>
          </table:table-cell>
          <table:table-cell office:value-type="float" office:value="229" table:style-name="ce99">
            <text:p><text:s text:c="3"/>22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694" table:style-name="ce99">
            <text:p><text:s text:c="3"/>5,694</text:p>
          </table:table-cell>
          <table:table-cell office:value-type="float" office:value="131" table:style-name="ce99">
            <text:p><text:s text:c="3"/>131</text:p>
          </table:table-cell>
          <table:table-cell office:value-type="float" office:value="240" table:style-name="ce99">
            <text:p><text:s text:c="3"/>240</text:p>
          </table:table-cell>
          <table:table-cell office:value-type="float" office:value="5943" table:style-name="ce99">
            <text:p><text:s text:c="3"/>5,943</text:p>
          </table:table-cell>
          <table:table-cell office:value-type="float" office:value="43" table:style-name="ce99">
            <text:p><text:s text:c="3"/>43</text:p>
          </table:table-cell>
          <table:table-cell office:value-type="float" office:value="79" table:style-name="ce102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3536" table:style-name="ce96">
            <text:p><text:s text:c="3"/>13,536</text:p>
          </table:table-cell>
          <table:table-cell office:value-type="float" office:value="13019" table:style-name="ce96">
            <text:p><text:s text:c="3"/>13,019</text:p>
          </table:table-cell>
          <table:table-cell office:value-type="float" office:value="517" table:style-name="ce96">
            <text:p><text:s text:c="3"/>517</text:p>
          </table:table-cell>
          <table:table-cell office:value-type="float" office:value="0" table:style-name="ce96">
            <text:p>—</text:p>
          </table:table-cell>
          <table:table-cell office:value-type="float" office:value="12674" table:style-name="ce96">
            <text:p><text:s text:c="3"/>12,674</text:p>
          </table:table-cell>
          <table:table-cell office:value-type="float" office:value="301" table:style-name="ce96">
            <text:p><text:s text:c="3"/>301</text:p>
          </table:table-cell>
          <table:table-cell office:value-type="float" office:value="561" table:style-name="ce96">
            <text:p><text:s text:c="3"/>561</text:p>
          </table:table-cell>
          <table:table-cell office:value-type="float" office:value="13286" table:style-name="ce96">
            <text:p><text:s text:c="3"/>13,286</text:p>
          </table:table-cell>
          <table:table-cell office:value-type="float" office:value="84" table:style-name="ce96">
            <text:p><text:s text:c="3"/>84</text:p>
          </table:table-cell>
          <table:table-cell office:value-type="float" office:value="166" table:style-name="ce97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0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5">
            <text:p>較上年同月　　増減 (%)<text:s/></text:p>
          </table:table-cell>
          <table:table-cell office:value-type="string" table:style-name="ce126">
            <text:p>計</text:p>
          </table:table-cell>
          <table:table-cell office:value-type="float" office:value="8.3139953588861317" table:style-name="ce127">
            <text:p>8.31</text:p>
          </table:table-cell>
          <table:table-cell office:value-type="float" office:value="8.5278426142047348" table:style-name="ce127">
            <text:p>8.53</text:p>
          </table:table-cell>
          <table:table-cell office:value-type="float" office:value="3.1936127744510974" table:style-name="ce127">
            <text:p>3.19</text:p>
          </table:table-cell>
          <table:table-cell office:value-type="float" office:value="0" table:style-name="ce127">
            <text:p>－</text:p>
          </table:table-cell>
          <table:table-cell office:value-type="float" office:value="8.473125641903458" table:style-name="ce127">
            <text:p>8.47</text:p>
          </table:table-cell>
          <table:table-cell office:value-type="float" office:value="-10.682492581602373" table:style-name="ce127">
            <text:p><text:s text:c="3"/>－10.68</text:p>
          </table:table-cell>
          <table:table-cell office:value-type="float" office:value="17.857142857142858" table:style-name="ce127">
            <text:p>17.86</text:p>
          </table:table-cell>
          <table:table-cell office:value-type="float" office:value="7.8584185744439043" table:style-name="ce127">
            <text:p>7.86</text:p>
          </table:table-cell>
          <table:table-cell office:value-type="float" office:value="42.372881355932201" table:style-name="ce127">
            <text:p>42.37</text:p>
          </table:table-cell>
          <table:table-cell office:value-type="float" office:value="38.333333333333336" table:style-name="ce128">
            <text:p>38.3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6.9652509652509655" table:style-name="ce130">
            <text:p>6.97</text:p>
          </table:table-cell>
          <table:table-cell office:value-type="float" office:value="7.7369439071566735" table:style-name="ce130">
            <text:p>7.74</text:p>
          </table:table-cell>
          <table:table-cell office:value-type="float" office:value="-10.701107011070111" table:style-name="ce130">
            <text:p><text:s text:c="3"/>－10.70</text:p>
          </table:table-cell>
          <table:table-cell office:value-type="float" office:value="0" table:style-name="ce130">
            <text:p>－</text:p>
          </table:table-cell>
          <table:table-cell office:value-type="float" office:value="7.3449131513647643" table:style-name="ce130">
            <text:p>7.34</text:p>
          </table:table-cell>
          <table:table-cell office:value-type="float" office:value="-12.429378531073446" table:style-name="ce130">
            <text:p><text:s text:c="3"/>－12.43</text:p>
          </table:table-cell>
          <table:table-cell office:value-type="float" office:value="11.462450592885375" table:style-name="ce130">
            <text:p>11.46</text:p>
          </table:table-cell>
          <table:table-cell office:value-type="float" office:value="6.6677125823658621" table:style-name="ce130">
            <text:p>6.67</text:p>
          </table:table-cell>
          <table:table-cell office:value-type="float" office:value="51.612903225806448" table:style-name="ce130">
            <text:p>51.61</text:p>
          </table:table-cell>
          <table:table-cell office:value-type="float" office:value="14.285714285714285" table:style-name="ce131">
            <text:p>14.2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9.7641979408834274" table:style-name="ce133">
            <text:p>9.76</text:p>
          </table:table-cell>
          <table:table-cell office:value-type="float" office:value="9.375" table:style-name="ce133">
            <text:p>9.38</text:p>
          </table:table-cell>
          <table:table-cell office:value-type="float" office:value="19.565217391304348" table:style-name="ce133">
            <text:p>19.57</text:p>
          </table:table-cell>
          <table:table-cell office:value-type="float" office:value="0" table:style-name="ce133">
            <text:p>－</text:p>
          </table:table-cell>
          <table:table-cell office:value-type="float" office:value="9.6825678311757404" table:style-name="ce133">
            <text:p>9.68</text:p>
          </table:table-cell>
          <table:table-cell office:value-type="float" office:value="-8.75" table:style-name="ce133">
            <text:p><text:s text:c="3"/>－8.75</text:p>
          </table:table-cell>
          <table:table-cell office:value-type="float" office:value="25.112107623318387" table:style-name="ce133">
            <text:p>25.11</text:p>
          </table:table-cell>
          <table:table-cell office:value-type="float" office:value="9.1352624495289376" table:style-name="ce133">
            <text:p>9.14</text:p>
          </table:table-cell>
          <table:table-cell office:value-type="float" office:value="32.142857142857146" table:style-name="ce133">
            <text:p>32.14</text:p>
          </table:table-cell>
          <table:table-cell office:value-type="float" office:value="72" table:style-name="ce134">
            <text:p>72.00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5">
            <text:p>較本年上月</text:p>
            <text:p>増減 (%)</text:p>
          </table:table-cell>
          <table:table-cell office:value-type="string" table:style-name="ce136">
            <text:p>計</text:p>
          </table:table-cell>
          <table:table-cell office:value-type="float" office:value="8.2014388489208638" table:style-name="ce137">
            <text:p>8.20</text:p>
          </table:table-cell>
          <table:table-cell office:value-type="float" office:value="8.1761528874117158" table:style-name="ce137">
            <text:p>8.18</text:p>
          </table:table-cell>
          <table:table-cell office:value-type="float" office:value="9.3023255813953494" table:style-name="ce137">
            <text:p>9.30</text:p>
          </table:table-cell>
          <table:table-cell office:value-type="float" office:value="-100" table:style-name="ce137">
            <text:p><text:s text:c="3"/>－100.00</text:p>
          </table:table-cell>
          <table:table-cell office:value-type="float" office:value="8.3433065481278845" table:style-name="ce137">
            <text:p>8.34</text:p>
          </table:table-cell>
          <table:table-cell office:value-type="float" office:value="-6.2305295950155761" table:style-name="ce137">
            <text:p><text:s text:c="3"/>－6.23</text:p>
          </table:table-cell>
          <table:table-cell office:value-type="float" office:value="14.256619144602849" table:style-name="ce137">
            <text:p>14.26</text:p>
          </table:table-cell>
          <table:table-cell office:value-type="float" office:value="8.2980110857515488" table:style-name="ce137">
            <text:p>8.30</text:p>
          </table:table-cell>
          <table:table-cell office:value-type="float" office:value="5" table:style-name="ce137">
            <text:p>5.00</text:p>
          </table:table-cell>
          <table:table-cell office:value-type="float" office:value="2.4691358024691357" table:style-name="ce138">
            <text:p>2.4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7.4631497284716835" table:style-name="ce130">
            <text:p>7.46</text:p>
          </table:table-cell>
          <table:table-cell office:value-type="float" office:value="7.806451612903226" table:style-name="ce130">
            <text:p>7.81</text:p>
          </table:table-cell>
          <table:table-cell office:value-type="float" office:value="-0.81967213114754101" table:style-name="ce130">
            <text:p><text:s text:c="3"/>－0.82</text:p>
          </table:table-cell>
          <table:table-cell office:value-type="float" office:value="-100" table:style-name="ce130">
            <text:p><text:s text:c="3"/>－100.00</text:p>
          </table:table-cell>
          <table:table-cell office:value-type="float" office:value="8.0779480346435708" table:style-name="ce130">
            <text:p>8.08</text:p>
          </table:table-cell>
          <table:table-cell office:value-type="float" office:value="-18.421052631578945" table:style-name="ce130">
            <text:p><text:s text:c="3"/>－18.42</text:p>
          </table:table-cell>
          <table:table-cell office:value-type="float" office:value="12.350597609561753" table:style-name="ce130">
            <text:p>12.35</text:p>
          </table:table-cell>
          <table:table-cell office:value-type="float" office:value="7.4940711462450595" table:style-name="ce130">
            <text:p>7.49</text:p>
          </table:table-cell>
          <table:table-cell office:value-type="float" office:value="27.027027027027028" table:style-name="ce130">
            <text:p>27.03</text:p>
          </table:table-cell>
          <table:table-cell office:value-type="float" office:value="-3.6144578313253009" table:style-name="ce131">
            <text:p><text:s text:c="3"/>－3.6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8.9859851607584496" table:style-name="ce133">
            <text:p>8.99</text:p>
          </table:table-cell>
          <table:table-cell office:value-type="float" office:value="8.5689802913453299" table:style-name="ce133">
            <text:p>8.57</text:p>
          </table:table-cell>
          <table:table-cell office:value-type="float" office:value="20.087336244541483" table:style-name="ce133">
            <text:p>20.09</text:p>
          </table:table-cell>
          <table:table-cell office:value-type="float" office:value="-100" table:style-name="ce133">
            <text:p><text:s text:c="3"/>－100.00</text:p>
          </table:table-cell>
          <table:table-cell office:value-type="float" office:value="8.6231120477695828" table:style-name="ce133">
            <text:p>8.62</text:p>
          </table:table-cell>
          <table:table-cell office:value-type="float" office:value="11.450381679389313" table:style-name="ce133">
            <text:p>11.45</text:p>
          </table:table-cell>
          <table:table-cell office:value-type="float" office:value="16.25" table:style-name="ce133">
            <text:p>16.25</text:p>
          </table:table-cell>
          <table:table-cell office:value-type="float" office:value="9.1536261147568556" table:style-name="ce133">
            <text:p>9.15</text:p>
          </table:table-cell>
          <table:table-cell office:value-type="float" office:value="-13.953488372093023" table:style-name="ce133">
            <text:p><text:s text:c="3"/>－13.95</text:p>
          </table:table-cell>
          <table:table-cell office:value-type="float" office:value="8.8607594936708853" table:style-name="ce134">
            <text:p>8.86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39">
            <text:p>說明：1.本表按登記日期統計，86年以前未有是項統計。生父原屬國籍(地區)自103年起統計。</text:p>
          </table:table-cell>
          <table:table-cell table:number-columns-repeated="4" table:style-name="ce140"/>
          <table:table-cell table:style-name="ce141"/>
          <table:table-cell table:number-columns-repeated="2" table:style-name="ce142"/>
          <table:table-cell table:number-columns-repeated="3" table:style-name="ce43"/>
          <table:table-cell office:value-type="string" table:style-name="ce143">
            <text:p>內政部戶政司 民國109年3月9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39">
            <text:p>     <text:s/>2.93年以前生母原屬大陸、港澳地區或外國籍已定居設戶籍者，列入本國籍統計。</text:p>
          </table:table-cell>
          <table:table-cell table:number-columns-repeated="4" table:style-name="ce144"/>
          <table:table-cell table:number-columns-repeated="16379" table:style-name="ce20"/>
        </table:table-row>
        <table:table-row table:style-name="ro9">
          <table:table-cell office:value-type="string" table:style-name="ce139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5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6"/>
          <table:table-cell table:style-name="ce2"/>
          <table:table-cell table:style-name="ce146"/>
          <table:table-cell office:value-type="string" table:style-name="ce146">
            <text:p>中 華 民 國 109 年 2 月 份</text:p>
          </table:table-cell>
          <table:table-cell table:style-name="ce2"/>
          <table:table-cell table:style-name="ce146"/>
          <table:table-cell table:number-columns-repeated="3" table:style-name="ce2"/>
          <table:table-cell office:value-type="string" table:style-name="ce147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1">
            <text:p>區域別</text:p>
          </table:table-cell>
          <table:table-cell office:value-type="string" table:number-columns-spanned="1" table:number-rows-spanned="4" table:style-name="ce222">
            <text:p>性別</text:p>
          </table:table-cell>
          <table:table-cell office:value-type="string" table:number-columns-spanned="4" table:number-rows-spanned="1" table:style-name="ce22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8">
            <text:p>合計</text:p>
          </table:table-cell>
          <table:table-cell office:value-type="string" table:number-columns-spanned="1" table:number-rows-spanned="3" table:style-name="ce218">
            <text:p>婚生</text:p>
          </table:table-cell>
          <table:table-cell office:value-type="string" table:number-columns-spanned="1" table:number-rows-spanned="3" table:style-name="ce219">
            <text:p>非婚生</text:p>
          </table:table-cell>
          <table:table-cell office:value-type="string" table:number-columns-spanned="1" table:number-rows-spanned="3" table:style-name="ce218">
            <text:p>無依兒童</text:p>
          </table:table-cell>
          <table:table-cell office:value-type="string" table:number-columns-spanned="1" table:number-rows-spanned="3" table:style-name="ce218">
            <text:p>本國</text:p>
          </table:table-cell>
          <table:table-cell office:value-type="string" table:number-columns-spanned="1" table:number-rows-spanned="3" table:style-name="ce219">
            <text:p>大陸港澳</text:p>
            <text:p>地區</text:p>
          </table:table-cell>
          <table:table-cell office:value-type="string" table:number-columns-spanned="1" table:number-rows-spanned="3" table:style-name="ce219">
            <text:p>外國籍</text:p>
          </table:table-cell>
          <table:table-cell office:value-type="string" table:number-columns-spanned="1" table:number-rows-spanned="3" table:style-name="ce218">
            <text:p>本國</text:p>
          </table:table-cell>
          <table:table-cell office:value-type="string" table:number-columns-spanned="1" table:number-rows-spanned="3" table:style-name="ce219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6"/>
          <table:table-cell office:value-type="string" table:style-name="ce157">
            <text:p>計</text:p>
          </table:table-cell>
          <table:table-cell office:value-type="float" office:value="13536" table:style-name="ce158">
            <text:p><text:s text:c="3"/>13,536</text:p>
          </table:table-cell>
          <table:table-cell office:value-type="float" office:value="13019" table:style-name="ce159">
            <text:p><text:s text:c="3"/>13,019</text:p>
          </table:table-cell>
          <table:table-cell office:value-type="float" office:value="517" table:style-name="ce159">
            <text:p><text:s text:c="3"/>517</text:p>
          </table:table-cell>
          <table:table-cell office:value-type="float" office:value="0" table:style-name="ce159">
            <text:p>—</text:p>
          </table:table-cell>
          <table:table-cell office:value-type="float" office:value="12674" table:style-name="ce159">
            <text:p><text:s text:c="3"/>12,674</text:p>
          </table:table-cell>
          <table:table-cell office:value-type="float" office:value="301" table:style-name="ce159">
            <text:p><text:s text:c="3"/>301</text:p>
          </table:table-cell>
          <table:table-cell office:value-type="float" office:value="561" table:style-name="ce159">
            <text:p><text:s text:c="3"/>561</text:p>
          </table:table-cell>
          <table:table-cell office:value-type="float" office:value="13286" table:style-name="ce159">
            <text:p><text:s text:c="3"/>13,286</text:p>
          </table:table-cell>
          <table:table-cell office:value-type="float" office:value="84" table:style-name="ce159">
            <text:p><text:s text:c="3"/>84</text:p>
          </table:table-cell>
          <table:table-cell office:value-type="float" office:value="166" table:style-name="ce160">
            <text:p><text:s text:c="3"/>16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1">
            <text:p>總 <text:s text:c="5"/>計</text:p>
          </table:table-cell>
          <table:table-cell office:value-type="string" table:style-name="ce162">
            <text:p>男</text:p>
          </table:table-cell>
          <table:table-cell office:value-type="float" office:value="6926" table:style-name="ce163">
            <text:p><text:s text:c="3"/>6,926</text:p>
          </table:table-cell>
          <table:table-cell office:value-type="float" office:value="6684" table:style-name="ce164">
            <text:p><text:s text:c="3"/>6,684</text:p>
          </table:table-cell>
          <table:table-cell office:value-type="float" office:value="242" table:style-name="ce164">
            <text:p><text:s text:c="3"/>242</text:p>
          </table:table-cell>
          <table:table-cell office:value-type="float" office:value="0" table:style-name="ce164">
            <text:p>—</text:p>
          </table:table-cell>
          <table:table-cell office:value-type="float" office:value="6489" table:style-name="ce164">
            <text:p><text:s text:c="3"/>6,489</text:p>
          </table:table-cell>
          <table:table-cell office:value-type="float" office:value="155" table:style-name="ce164">
            <text:p><text:s text:c="3"/>155</text:p>
          </table:table-cell>
          <table:table-cell office:value-type="float" office:value="282" table:style-name="ce164">
            <text:p><text:s text:c="3"/>282</text:p>
          </table:table-cell>
          <table:table-cell office:value-type="float" office:value="6799" table:style-name="ce164">
            <text:p><text:s text:c="3"/>6,799</text:p>
          </table:table-cell>
          <table:table-cell office:value-type="float" office:value="47" table:style-name="ce164">
            <text:p><text:s text:c="3"/>47</text:p>
          </table:table-cell>
          <table:table-cell office:value-type="float" office:value="80" table:style-name="ce165">
            <text:p><text:s text:c="3"/>80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67">
            <text:p>女</text:p>
          </table:table-cell>
          <table:table-cell office:value-type="float" office:value="6610" table:style-name="ce168">
            <text:p><text:s text:c="3"/>6,610</text:p>
          </table:table-cell>
          <table:table-cell office:value-type="float" office:value="6335" table:style-name="ce164">
            <text:p><text:s text:c="3"/>6,335</text:p>
          </table:table-cell>
          <table:table-cell office:value-type="float" office:value="275" table:style-name="ce164">
            <text:p><text:s text:c="3"/>275</text:p>
          </table:table-cell>
          <table:table-cell office:value-type="float" office:value="0" table:style-name="ce164">
            <text:p>—</text:p>
          </table:table-cell>
          <table:table-cell office:value-type="float" office:value="6185" table:style-name="ce169">
            <text:p><text:s text:c="3"/>6,185</text:p>
          </table:table-cell>
          <table:table-cell office:value-type="float" office:value="146" table:style-name="ce164">
            <text:p><text:s text:c="3"/>146</text:p>
          </table:table-cell>
          <table:table-cell office:value-type="float" office:value="279" table:style-name="ce164">
            <text:p><text:s text:c="3"/>279</text:p>
          </table:table-cell>
          <table:table-cell office:value-type="float" office:value="6487" table:style-name="ce164">
            <text:p><text:s text:c="3"/>6,487</text:p>
          </table:table-cell>
          <table:table-cell office:value-type="float" office:value="37" table:style-name="ce164">
            <text:p><text:s text:c="3"/>37</text:p>
          </table:table-cell>
          <table:table-cell office:value-type="float" office:value="86" table:style-name="ce170">
            <text:p><text:s text:c="3"/>86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57">
            <text:p>計</text:p>
          </table:table-cell>
          <table:table-cell office:value-type="float" office:value="2179" table:style-name="ce158">
            <text:p><text:s text:c="3"/>2,179</text:p>
          </table:table-cell>
          <table:table-cell office:value-type="float" office:value="2104" table:style-name="ce158">
            <text:p><text:s text:c="3"/>2,104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0" table:style-name="ce158">
            <text:p>—</text:p>
          </table:table-cell>
          <table:table-cell office:value-type="float" office:value="2009" table:style-name="ce164">
            <text:p><text:s text:c="3"/>2,009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108" table:style-name="ce172">
            <text:p><text:s text:c="3"/>108</text:p>
          </table:table-cell>
          <table:table-cell office:value-type="float" office:value="2138" table:style-name="ce159">
            <text:p><text:s text:c="3"/>2,138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9" table:style-name="ce172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1">
            <text:p>新北市</text:p>
          </table:table-cell>
          <table:table-cell office:value-type="string" table:style-name="ce162">
            <text:p>男</text:p>
          </table:table-cell>
          <table:table-cell office:value-type="float" office:value="1123" table:style-name="ce163">
            <text:p><text:s text:c="3"/>1,123</text:p>
          </table:table-cell>
          <table:table-cell office:value-type="float" office:value="1092" table:style-name="ce163">
            <text:p><text:s text:c="3"/>1,092</text:p>
          </table:table-cell>
          <table:table-cell office:value-type="float" office:value="31" table:style-name="ce163">
            <text:p><text:s text:c="3"/>31</text:p>
          </table:table-cell>
          <table:table-cell office:value-type="float" office:value="0" table:style-name="ce163">
            <text:p>—</text:p>
          </table:table-cell>
          <table:table-cell office:value-type="float" office:value="1038" table:style-name="ce164">
            <text:p><text:s text:c="3"/>1,038</text:p>
          </table:table-cell>
          <table:table-cell office:value-type="float" office:value="30" table:style-name="ce163">
            <text:p><text:s text:c="3"/>30</text:p>
          </table:table-cell>
          <table:table-cell office:value-type="float" office:value="55" table:style-name="ce173">
            <text:p><text:s text:c="3"/>55</text:p>
          </table:table-cell>
          <table:table-cell office:value-type="float" office:value="1103" table:style-name="ce164">
            <text:p><text:s text:c="3"/>1,103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4" table:style-name="ce173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67">
            <text:p>女</text:p>
          </table:table-cell>
          <table:table-cell office:value-type="float" office:value="1056" table:style-name="ce168">
            <text:p><text:s text:c="3"/>1,056</text:p>
          </table:table-cell>
          <table:table-cell office:value-type="float" office:value="1012" table:style-name="ce163">
            <text:p><text:s text:c="3"/>1,012</text:p>
          </table:table-cell>
          <table:table-cell office:value-type="float" office:value="44" table:style-name="ce168">
            <text:p><text:s text:c="3"/>44</text:p>
          </table:table-cell>
          <table:table-cell office:value-type="float" office:value="0" table:style-name="ce168">
            <text:p>—</text:p>
          </table:table-cell>
          <table:table-cell office:value-type="float" office:value="971" table:style-name="ce169">
            <text:p><text:s text:c="3"/>971</text:p>
          </table:table-cell>
          <table:table-cell office:value-type="float" office:value="32" table:style-name="ce168">
            <text:p><text:s text:c="3"/>32</text:p>
          </table:table-cell>
          <table:table-cell office:value-type="float" office:value="53" table:style-name="ce174">
            <text:p><text:s text:c="3"/>53</text:p>
          </table:table-cell>
          <table:table-cell office:value-type="float" office:value="1035" table:style-name="ce169">
            <text:p><text:s text:c="3"/>1,035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5" table:style-name="ce174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57">
            <text:p>計</text:p>
          </table:table-cell>
          <table:table-cell office:value-type="float" office:value="1651" table:style-name="ce158">
            <text:p><text:s text:c="3"/>1,651</text:p>
          </table:table-cell>
          <table:table-cell office:value-type="float" office:value="1606" table:style-name="ce158">
            <text:p><text:s text:c="3"/>1,606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0" table:style-name="ce158">
            <text:p>—</text:p>
          </table:table-cell>
          <table:table-cell office:value-type="float" office:value="1584" table:style-name="ce164">
            <text:p><text:s text:c="3"/>1,584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3" table:style-name="ce172">
            <text:p><text:s text:c="3"/>33</text:p>
          </table:table-cell>
          <table:table-cell office:value-type="float" office:value="1604" table:style-name="ce159">
            <text:p><text:s text:c="3"/>1,604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32" table:style-name="ce172">
            <text:p><text:s text:c="3"/>3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1">
            <text:p>臺北市</text:p>
          </table:table-cell>
          <table:table-cell office:value-type="string" table:style-name="ce162">
            <text:p>男</text:p>
          </table:table-cell>
          <table:table-cell office:value-type="float" office:value="875" table:style-name="ce163">
            <text:p><text:s text:c="3"/>875</text:p>
          </table:table-cell>
          <table:table-cell office:value-type="float" office:value="856" table:style-name="ce163">
            <text:p><text:s text:c="3"/>856</text:p>
          </table:table-cell>
          <table:table-cell office:value-type="float" office:value="19" table:style-name="ce163">
            <text:p><text:s text:c="3"/>19</text:p>
          </table:table-cell>
          <table:table-cell office:value-type="float" office:value="0" table:style-name="ce163">
            <text:p>—</text:p>
          </table:table-cell>
          <table:table-cell office:value-type="float" office:value="836" table:style-name="ce164">
            <text:p><text:s text:c="3"/>836</text:p>
          </table:table-cell>
          <table:table-cell office:value-type="float" office:value="20" table:style-name="ce163">
            <text:p><text:s text:c="3"/>20</text:p>
          </table:table-cell>
          <table:table-cell office:value-type="float" office:value="19" table:style-name="ce173">
            <text:p><text:s text:c="3"/>19</text:p>
          </table:table-cell>
          <table:table-cell office:value-type="float" office:value="847" table:style-name="ce164">
            <text:p><text:s text:c="3"/>847</text:p>
          </table:table-cell>
          <table:table-cell office:value-type="float" office:value="10" table:style-name="ce163">
            <text:p><text:s text:c="3"/>10</text:p>
          </table:table-cell>
          <table:table-cell office:value-type="float" office:value="18" table:style-name="ce173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67">
            <text:p>女</text:p>
          </table:table-cell>
          <table:table-cell office:value-type="float" office:value="776" table:style-name="ce168">
            <text:p><text:s text:c="3"/>776</text:p>
          </table:table-cell>
          <table:table-cell office:value-type="float" office:value="750" table:style-name="ce163">
            <text:p><text:s text:c="3"/>750</text:p>
          </table:table-cell>
          <table:table-cell office:value-type="float" office:value="26" table:style-name="ce168">
            <text:p><text:s text:c="3"/>26</text:p>
          </table:table-cell>
          <table:table-cell office:value-type="float" office:value="0" table:style-name="ce168">
            <text:p>—</text:p>
          </table:table-cell>
          <table:table-cell office:value-type="float" office:value="748" table:style-name="ce169">
            <text:p><text:s text:c="3"/>748</text:p>
          </table:table-cell>
          <table:table-cell office:value-type="float" office:value="14" table:style-name="ce168">
            <text:p><text:s text:c="3"/>14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757" table:style-name="ce169">
            <text:p><text:s text:c="3"/>757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14" table:style-name="ce174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57">
            <text:p>計</text:p>
          </table:table-cell>
          <table:table-cell office:value-type="float" office:value="1753" table:style-name="ce158">
            <text:p><text:s text:c="3"/>1,753</text:p>
          </table:table-cell>
          <table:table-cell office:value-type="float" office:value="1677" table:style-name="ce158">
            <text:p><text:s text:c="3"/>1,677</text:p>
          </table:table-cell>
          <table:table-cell office:value-type="float" office:value="76" table:style-name="ce158">
            <text:p><text:s text:c="3"/>76</text:p>
          </table:table-cell>
          <table:table-cell office:value-type="float" office:value="0" table:style-name="ce158">
            <text:p>—</text:p>
          </table:table-cell>
          <table:table-cell office:value-type="float" office:value="1642" table:style-name="ce164">
            <text:p><text:s text:c="3"/>1,642</text:p>
          </table:table-cell>
          <table:table-cell office:value-type="float" office:value="42" table:style-name="ce158">
            <text:p><text:s text:c="3"/>42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1732" table:style-name="ce159">
            <text:p><text:s text:c="3"/>1,73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3" table:style-name="ce172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7">
            <text:p>桃園市</text:p>
          </table:table-cell>
          <table:table-cell office:value-type="string" table:style-name="ce162">
            <text:p>男</text:p>
          </table:table-cell>
          <table:table-cell office:value-type="float" office:value="888" table:style-name="ce163">
            <text:p><text:s text:c="3"/>888</text:p>
          </table:table-cell>
          <table:table-cell office:value-type="float" office:value="851" table:style-name="ce163">
            <text:p><text:s text:c="3"/>851</text:p>
          </table:table-cell>
          <table:table-cell office:value-type="float" office:value="37" table:style-name="ce163">
            <text:p><text:s text:c="3"/>37</text:p>
          </table:table-cell>
          <table:table-cell office:value-type="float" office:value="0" table:style-name="ce163">
            <text:p>—</text:p>
          </table:table-cell>
          <table:table-cell office:value-type="float" office:value="830" table:style-name="ce164">
            <text:p><text:s text:c="3"/>830</text:p>
          </table:table-cell>
          <table:table-cell office:value-type="float" office:value="26" table:style-name="ce163">
            <text:p><text:s text:c="3"/>26</text:p>
          </table:table-cell>
          <table:table-cell office:value-type="float" office:value="32" table:style-name="ce173">
            <text:p><text:s text:c="3"/>32</text:p>
          </table:table-cell>
          <table:table-cell office:value-type="float" office:value="879" table:style-name="ce164">
            <text:p><text:s text:c="3"/>879</text:p>
          </table:table-cell>
          <table:table-cell office:value-type="float" office:value="5" table:style-name="ce163">
            <text:p><text:s text:c="3"/>5</text:p>
          </table:table-cell>
          <table:table-cell office:value-type="float" office:value="4" table:style-name="ce17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67">
            <text:p>女</text:p>
          </table:table-cell>
          <table:table-cell office:value-type="float" office:value="865" table:style-name="ce168">
            <text:p><text:s text:c="3"/>865</text:p>
          </table:table-cell>
          <table:table-cell office:value-type="float" office:value="826" table:style-name="ce163">
            <text:p><text:s text:c="3"/>826</text:p>
          </table:table-cell>
          <table:table-cell office:value-type="float" office:value="39" table:style-name="ce168">
            <text:p><text:s text:c="3"/>39</text:p>
          </table:table-cell>
          <table:table-cell office:value-type="float" office:value="0" table:style-name="ce168">
            <text:p>—</text:p>
          </table:table-cell>
          <table:table-cell office:value-type="float" office:value="812" table:style-name="ce169">
            <text:p><text:s text:c="3"/>812</text:p>
          </table:table-cell>
          <table:table-cell office:value-type="float" office:value="16" table:style-name="ce168">
            <text:p><text:s text:c="3"/>16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853" table:style-name="ce169">
            <text:p><text:s text:c="3"/>853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9" table:style-name="ce174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57">
            <text:p>計</text:p>
          </table:table-cell>
          <table:table-cell office:value-type="float" office:value="1586" table:style-name="ce158">
            <text:p><text:s text:c="3"/>1,586</text:p>
          </table:table-cell>
          <table:table-cell office:value-type="float" office:value="1535" table:style-name="ce158">
            <text:p><text:s text:c="3"/>1,535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1481" table:style-name="ce164">
            <text:p><text:s text:c="3"/>1,481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65" table:style-name="ce172">
            <text:p><text:s text:c="3"/>65</text:p>
          </table:table-cell>
          <table:table-cell office:value-type="float" office:value="1554" table:style-name="ce159">
            <text:p><text:s text:c="3"/>1,55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0" table:style-name="ce172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7">
            <text:p>臺中市</text:p>
          </table:table-cell>
          <table:table-cell office:value-type="string" table:style-name="ce162">
            <text:p>男</text:p>
          </table:table-cell>
          <table:table-cell office:value-type="float" office:value="797" table:style-name="ce163">
            <text:p><text:s text:c="3"/>797</text:p>
          </table:table-cell>
          <table:table-cell office:value-type="float" office:value="770" table:style-name="ce163">
            <text:p><text:s text:c="3"/>770</text:p>
          </table:table-cell>
          <table:table-cell office:value-type="float" office:value="27" table:style-name="ce163">
            <text:p><text:s text:c="3"/>27</text:p>
          </table:table-cell>
          <table:table-cell office:value-type="float" office:value="0" table:style-name="ce163">
            <text:p>—</text:p>
          </table:table-cell>
          <table:table-cell office:value-type="float" office:value="743" table:style-name="ce164">
            <text:p><text:s text:c="3"/>743</text:p>
          </table:table-cell>
          <table:table-cell office:value-type="float" office:value="21" table:style-name="ce163">
            <text:p><text:s text:c="3"/>21</text:p>
          </table:table-cell>
          <table:table-cell office:value-type="float" office:value="33" table:style-name="ce173">
            <text:p><text:s text:c="3"/>33</text:p>
          </table:table-cell>
          <table:table-cell office:value-type="float" office:value="781" table:style-name="ce164">
            <text:p><text:s text:c="3"/>781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0" table:style-name="ce173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67">
            <text:p>女</text:p>
          </table:table-cell>
          <table:table-cell office:value-type="float" office:value="789" table:style-name="ce168">
            <text:p><text:s text:c="3"/>789</text:p>
          </table:table-cell>
          <table:table-cell office:value-type="float" office:value="765" table:style-name="ce163">
            <text:p><text:s text:c="3"/>765</text:p>
          </table:table-cell>
          <table:table-cell office:value-type="float" office:value="24" table:style-name="ce168">
            <text:p><text:s text:c="3"/>24</text:p>
          </table:table-cell>
          <table:table-cell office:value-type="float" office:value="0" table:style-name="ce168">
            <text:p>—</text:p>
          </table:table-cell>
          <table:table-cell office:value-type="float" office:value="738" table:style-name="ce169">
            <text:p><text:s text:c="3"/>738</text:p>
          </table:table-cell>
          <table:table-cell office:value-type="float" office:value="19" table:style-name="ce168">
            <text:p><text:s text:c="3"/>19</text:p>
          </table:table-cell>
          <table:table-cell office:value-type="float" office:value="32" table:style-name="ce174">
            <text:p><text:s text:c="3"/>32</text:p>
          </table:table-cell>
          <table:table-cell office:value-type="float" office:value="773" table:style-name="ce169">
            <text:p><text:s text:c="3"/>773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0" table:style-name="ce174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57">
            <text:p>計</text:p>
          </table:table-cell>
          <table:table-cell office:value-type="float" office:value="930" table:style-name="ce158">
            <text:p><text:s text:c="3"/>930</text:p>
          </table:table-cell>
          <table:table-cell office:value-type="float" office:value="895" table:style-name="ce158">
            <text:p><text:s text:c="3"/>895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0" table:style-name="ce158">
            <text:p>—</text:p>
          </table:table-cell>
          <table:table-cell office:value-type="float" office:value="878" table:style-name="ce164">
            <text:p><text:s text:c="3"/>878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8" table:style-name="ce172">
            <text:p><text:s text:c="3"/>38</text:p>
          </table:table-cell>
          <table:table-cell office:value-type="float" office:value="911" table:style-name="ce159">
            <text:p><text:s text:c="3"/>91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1" table:style-name="ce172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7">
            <text:p>臺南市</text:p>
          </table:table-cell>
          <table:table-cell office:value-type="string" table:style-name="ce162">
            <text:p>男</text:p>
          </table:table-cell>
          <table:table-cell office:value-type="float" office:value="493" table:style-name="ce163">
            <text:p><text:s text:c="3"/>493</text:p>
          </table:table-cell>
          <table:table-cell office:value-type="float" office:value="475" table:style-name="ce163">
            <text:p><text:s text:c="3"/>475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0" table:style-name="ce163">
            <text:p>—</text:p>
          </table:table-cell>
          <table:table-cell office:value-type="float" office:value="465" table:style-name="ce164">
            <text:p><text:s text:c="3"/>465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22" table:style-name="ce173">
            <text:p><text:s text:c="3"/>22</text:p>
          </table:table-cell>
          <table:table-cell office:value-type="float" office:value="484" table:style-name="ce164">
            <text:p><text:s text:c="3"/>484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3" table:style-name="ce17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67">
            <text:p>女</text:p>
          </table:table-cell>
          <table:table-cell office:value-type="float" office:value="437" table:style-name="ce168">
            <text:p><text:s text:c="3"/>437</text:p>
          </table:table-cell>
          <table:table-cell office:value-type="float" office:value="420" table:style-name="ce163">
            <text:p><text:s text:c="3"/>420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0" table:style-name="ce168">
            <text:p>—</text:p>
          </table:table-cell>
          <table:table-cell office:value-type="float" office:value="413" table:style-name="ce169">
            <text:p><text:s text:c="3"/>413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27" table:style-name="ce169">
            <text:p><text:s text:c="3"/>427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8" table:style-name="ce174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78">
            <text:p>計</text:p>
          </table:table-cell>
          <table:table-cell office:value-type="float" office:value="1532" table:style-name="ce158">
            <text:p><text:s text:c="3"/>1,532</text:p>
          </table:table-cell>
          <table:table-cell office:value-type="float" office:value="1464" table:style-name="ce158">
            <text:p><text:s text:c="3"/>1,464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0" table:style-name="ce158">
            <text:p>—</text:p>
          </table:table-cell>
          <table:table-cell office:value-type="float" office:value="1431" table:style-name="ce164">
            <text:p><text:s text:c="3"/>1,431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63" table:style-name="ce172">
            <text:p><text:s text:c="3"/>63</text:p>
          </table:table-cell>
          <table:table-cell office:value-type="float" office:value="1504" table:style-name="ce159">
            <text:p><text:s text:c="3"/>1,504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2" table:style-name="ce172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9">
            <text:p>高雄市</text:p>
          </table:table-cell>
          <table:table-cell office:value-type="string" table:style-name="ce180">
            <text:p>男</text:p>
          </table:table-cell>
          <table:table-cell office:value-type="float" office:value="774" table:style-name="ce163">
            <text:p><text:s text:c="3"/>774</text:p>
          </table:table-cell>
          <table:table-cell office:value-type="float" office:value="739" table:style-name="ce163">
            <text:p><text:s text:c="3"/>739</text:p>
          </table:table-cell>
          <table:table-cell office:value-type="float" office:value="35" table:style-name="ce163">
            <text:p><text:s text:c="3"/>35</text:p>
          </table:table-cell>
          <table:table-cell office:value-type="float" office:value="0" table:style-name="ce163">
            <text:p>—</text:p>
          </table:table-cell>
          <table:table-cell office:value-type="float" office:value="723" table:style-name="ce164">
            <text:p><text:s text:c="3"/>723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34" table:style-name="ce173">
            <text:p><text:s text:c="3"/>34</text:p>
          </table:table-cell>
          <table:table-cell office:value-type="float" office:value="761" table:style-name="ce164">
            <text:p><text:s text:c="3"/>761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10" table:style-name="ce173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81">
            <text:p>女</text:p>
          </table:table-cell>
          <table:table-cell office:value-type="float" office:value="758" table:style-name="ce168">
            <text:p><text:s text:c="3"/>758</text:p>
          </table:table-cell>
          <table:table-cell office:value-type="float" office:value="725" table:style-name="ce163">
            <text:p><text:s text:c="3"/>725</text:p>
          </table:table-cell>
          <table:table-cell office:value-type="float" office:value="33" table:style-name="ce168">
            <text:p><text:s text:c="3"/>33</text:p>
          </table:table-cell>
          <table:table-cell office:value-type="float" office:value="0" table:style-name="ce168">
            <text:p>—</text:p>
          </table:table-cell>
          <table:table-cell office:value-type="float" office:value="708" table:style-name="ce169">
            <text:p><text:s text:c="3"/>708</text:p>
          </table:table-cell>
          <table:table-cell office:value-type="float" office:value="21" table:style-name="ce168">
            <text:p><text:s text:c="3"/>21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743" table:style-name="ce169">
            <text:p><text:s text:c="3"/>743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12" table:style-name="ce174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78">
            <text:p>計</text:p>
          </table:table-cell>
          <table:table-cell office:value-type="float" office:value="3805" table:style-name="ce158">
            <text:p><text:s text:c="3"/>3,805</text:p>
          </table:table-cell>
          <table:table-cell office:value-type="float" office:value="3640" table:style-name="ce158">
            <text:p><text:s text:c="3"/>3,640</text:p>
          </table:table-cell>
          <table:table-cell office:value-type="float" office:value="165" table:style-name="ce158">
            <text:p><text:s text:c="3"/>165</text:p>
          </table:table-cell>
          <table:table-cell office:value-type="float" office:value="0" table:style-name="ce158">
            <text:p>—</text:p>
          </table:table-cell>
          <table:table-cell office:value-type="float" office:value="3555" table:style-name="ce158">
            <text:p><text:s text:c="3"/>3,555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184" table:style-name="ce158">
            <text:p><text:s text:c="3"/>184</text:p>
          </table:table-cell>
          <table:table-cell office:value-type="float" office:value="3745" table:style-name="ce159">
            <text:p><text:s text:c="3"/>3,745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38" table:style-name="ce172">
            <text:p><text:s text:c="3"/>3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9">
            <text:p>臺灣省</text:p>
          </table:table-cell>
          <table:table-cell office:value-type="string" table:style-name="ce180">
            <text:p>男</text:p>
          </table:table-cell>
          <table:table-cell office:value-type="float" office:value="1923" table:style-name="ce173">
            <text:p><text:s text:c="3"/>1,923</text:p>
          </table:table-cell>
          <table:table-cell office:value-type="float" office:value="1848" table:style-name="ce163">
            <text:p><text:s text:c="3"/>1,848</text:p>
          </table:table-cell>
          <table:table-cell office:value-type="float" office:value="75" table:style-name="ce163">
            <text:p><text:s text:c="3"/>75</text:p>
          </table:table-cell>
          <table:table-cell office:value-type="float" office:value="0" table:style-name="ce163">
            <text:p>—</text:p>
          </table:table-cell>
          <table:table-cell office:value-type="float" office:value="1804" table:style-name="ce163">
            <text:p><text:s text:c="3"/>1,804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87" table:style-name="ce163">
            <text:p><text:s text:c="3"/>87</text:p>
          </table:table-cell>
          <table:table-cell office:value-type="float" office:value="1892" table:style-name="ce164">
            <text:p><text:s text:c="3"/>1,892</text:p>
          </table:table-cell>
          <table:table-cell office:value-type="float" office:value="10" table:style-name="ce163">
            <text:p><text:s text:c="3"/>10</text:p>
          </table:table-cell>
          <table:table-cell office:value-type="float" office:value="21" table:style-name="ce173">
            <text:p><text:s text:c="3"/>21</text:p>
          </table:table-cell>
          <table:table-cell table:number-columns-repeated="16372" table:style-name="ce43"/>
        </table:table-row>
        <table:table-row table:style-name="ro16">
          <table:table-cell table:style-name="ce166"/>
          <table:table-cell office:value-type="string" table:style-name="ce181">
            <text:p>女</text:p>
          </table:table-cell>
          <table:table-cell office:value-type="float" office:value="1882" table:style-name="ce168">
            <text:p><text:s text:c="3"/>1,882</text:p>
          </table:table-cell>
          <table:table-cell office:value-type="float" office:value="1792" table:style-name="ce163">
            <text:p><text:s text:c="3"/>1,792</text:p>
          </table:table-cell>
          <table:table-cell office:value-type="float" office:value="90" table:style-name="ce163">
            <text:p><text:s text:c="3"/>90</text:p>
          </table:table-cell>
          <table:table-cell office:value-type="float" office:value="0" table:style-name="ce163">
            <text:p>—</text:p>
          </table:table-cell>
          <table:table-cell office:value-type="float" office:value="1751" table:style-name="ce163">
            <text:p><text:s text:c="3"/>1,751</text:p>
          </table:table-cell>
          <table:table-cell office:value-type="float" office:value="34" table:style-name="ce163">
            <text:p><text:s text:c="3"/>34</text:p>
          </table:table-cell>
          <table:table-cell office:value-type="float" office:value="97" table:style-name="ce163">
            <text:p><text:s text:c="3"/>97</text:p>
          </table:table-cell>
          <table:table-cell office:value-type="float" office:value="1853" table:style-name="ce169">
            <text:p><text:s text:c="3"/>1,853</text:p>
          </table:table-cell>
          <table:table-cell office:value-type="float" office:value="12" table:style-name="ce163">
            <text:p><text:s text:c="3"/>12</text:p>
          </table:table-cell>
          <table:table-cell office:value-type="float" office:value="17" table:style-name="ce174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227" table:style-name="ce183">
            <text:p><text:s text:c="3"/>227</text:p>
          </table:table-cell>
          <table:table-cell office:value-type="float" office:value="220" table:style-name="ce183">
            <text:p><text:s text:c="3"/>22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0" table:style-name="ce183">
            <text:p>—</text:p>
          </table:table-cell>
          <table:table-cell office:value-type="float" office:value="208" table:style-name="ce184">
            <text:p><text:s text:c="3"/>208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222" table:style-name="ce184">
            <text:p><text:s text:c="3"/>22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5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宜蘭縣</text:p>
          </table:table-cell>
          <table:table-cell office:value-type="string" table:style-name="ce180">
            <text:p>男</text:p>
          </table:table-cell>
          <table:table-cell office:value-type="float" office:value="100" table:style-name="ce187">
            <text:p><text:s text:c="3"/>100</text:p>
          </table:table-cell>
          <table:table-cell office:value-type="float" office:value="97" table:style-name="ce187">
            <text:p><text:s text:c="3"/>97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96" table:style-name="ce188">
            <text:p><text:s text:c="3"/>96</text:p>
          </table:table-cell>
          <table:table-cell office:value-type="float" office:value="0" table:style-name="ce187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98" table:style-name="ce188">
            <text:p><text:s text:c="3"/>98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27" table:style-name="ce190">
            <text:p><text:s text:c="3"/>127</text:p>
          </table:table-cell>
          <table:table-cell office:value-type="float" office:value="123" table:style-name="ce187">
            <text:p><text:s text:c="3"/>123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0" table:style-name="ce190">
            <text:p>—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24" table:style-name="ce191">
            <text:p><text:s text:c="3"/>124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2" table:style-name="ce192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335" table:style-name="ce183">
            <text:p><text:s text:c="3"/>335</text:p>
          </table:table-cell>
          <table:table-cell office:value-type="float" office:value="322" table:style-name="ce183">
            <text:p><text:s text:c="3"/>322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0" table:style-name="ce183">
            <text:p>—</text:p>
          </table:table-cell>
          <table:table-cell office:value-type="float" office:value="309" table:style-name="ce188">
            <text:p><text:s text:c="3"/>309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23" table:style-name="ce184">
            <text:p><text:s text:c="3"/>323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6" table:style-name="ce18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新竹縣</text:p>
          </table:table-cell>
          <table:table-cell office:value-type="string" table:style-name="ce180">
            <text:p>男</text:p>
          </table:table-cell>
          <table:table-cell office:value-type="float" office:value="163" table:style-name="ce187">
            <text:p><text:s text:c="3"/>163</text:p>
          </table:table-cell>
          <table:table-cell office:value-type="float" office:value="159" table:style-name="ce187">
            <text:p><text:s text:c="3"/>159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7">
            <text:p>—</text:p>
          </table:table-cell>
          <table:table-cell office:value-type="float" office:value="152" table:style-name="ce188">
            <text:p><text:s text:c="3"/>15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155" table:style-name="ce188">
            <text:p><text:s text:c="3"/>155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4" table:style-name="ce189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72" table:style-name="ce190">
            <text:p><text:s text:c="3"/>172</text:p>
          </table:table-cell>
          <table:table-cell office:value-type="float" office:value="163" table:style-name="ce187">
            <text:p><text:s text:c="3"/>163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0" table:style-name="ce190">
            <text:p>—</text:p>
          </table:table-cell>
          <table:table-cell office:value-type="float" office:value="157" table:style-name="ce191">
            <text:p><text:s text:c="3"/>157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68" table:style-name="ce191">
            <text:p><text:s text:c="3"/>16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" table:style-name="ce192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89" table:style-name="ce183">
            <text:p><text:s text:c="3"/>189</text:p>
          </table:table-cell>
          <table:table-cell office:value-type="float" office:value="178" table:style-name="ce183">
            <text:p><text:s text:c="3"/>178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office:value-type="float" office:value="166" table:style-name="ce188">
            <text:p><text:s text:c="3"/>166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183" table:style-name="ce184">
            <text:p><text:s text:c="3"/>18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4" table:style-name="ce185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苗栗縣</text:p>
          </table:table-cell>
          <table:table-cell office:value-type="string" table:style-name="ce180">
            <text:p>男</text:p>
          </table:table-cell>
          <table:table-cell office:value-type="float" office:value="104" table:style-name="ce187">
            <text:p><text:s text:c="3"/>104</text:p>
          </table:table-cell>
          <table:table-cell office:value-type="float" office:value="97" table:style-name="ce187">
            <text:p><text:s text:c="3"/>97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91" table:style-name="ce188">
            <text:p><text:s text:c="3"/>91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8" table:style-name="ce189">
            <text:p><text:s text:c="3"/>8</text:p>
          </table:table-cell>
          <table:table-cell office:value-type="float" office:value="100" table:style-name="ce188">
            <text:p><text:s text:c="3"/>10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" table:style-name="ce189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85" table:style-name="ce190">
            <text:p><text:s text:c="3"/>85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0" table:style-name="ce190">
            <text:p>—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83" table:style-name="ce191">
            <text:p><text:s text:c="3"/>83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943" table:style-name="ce183">
            <text:p><text:s text:c="3"/>943</text:p>
          </table:table-cell>
          <table:table-cell office:value-type="float" office:value="921" table:style-name="ce183">
            <text:p><text:s text:c="3"/>921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0" table:style-name="ce183">
            <text:p>—</text:p>
          </table:table-cell>
          <table:table-cell office:value-type="float" office:value="895" table:style-name="ce188">
            <text:p><text:s text:c="3"/>89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934" table:style-name="ce184">
            <text:p><text:s text:c="3"/>93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" table:style-name="ce185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彰化縣</text:p>
          </table:table-cell>
          <table:table-cell office:value-type="string" table:style-name="ce180">
            <text:p>男</text:p>
          </table:table-cell>
          <table:table-cell office:value-type="float" office:value="482" table:style-name="ce187">
            <text:p><text:s text:c="3"/>482</text:p>
          </table:table-cell>
          <table:table-cell office:value-type="float" office:value="473" table:style-name="ce187">
            <text:p><text:s text:c="3"/>473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0" table:style-name="ce187">
            <text:p>—</text:p>
          </table:table-cell>
          <table:table-cell office:value-type="float" office:value="461" table:style-name="ce188">
            <text:p><text:s text:c="3"/>46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8" table:style-name="ce189">
            <text:p><text:s text:c="3"/>18</text:p>
          </table:table-cell>
          <table:table-cell office:value-type="float" office:value="478" table:style-name="ce188">
            <text:p><text:s text:c="3"/>478</text:p>
          </table:table-cell>
          <table:table-cell office:value-type="float" office:value="0" table:style-name="ce187">
            <text:p>—</text:p>
          </table:table-cell>
          <table:table-cell office:value-type="float" office:value="4" table:style-name="ce189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461" table:style-name="ce190">
            <text:p><text:s text:c="3"/>461</text:p>
          </table:table-cell>
          <table:table-cell office:value-type="float" office:value="448" table:style-name="ce187">
            <text:p><text:s text:c="3"/>448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0" table:style-name="ce190">
            <text:p>—</text:p>
          </table:table-cell>
          <table:table-cell office:value-type="float" office:value="434" table:style-name="ce191">
            <text:p><text:s text:c="3"/>434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22" table:style-name="ce192">
            <text:p><text:s text:c="3"/>22</text:p>
          </table:table-cell>
          <table:table-cell office:value-type="float" office:value="456" table:style-name="ce191">
            <text:p><text:s text:c="3"/>456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" table:style-name="ce192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254" table:style-name="ce183">
            <text:p><text:s text:c="3"/>254</text:p>
          </table:table-cell>
          <table:table-cell office:value-type="float" office:value="238" table:style-name="ce183">
            <text:p><text:s text:c="3"/>238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0" table:style-name="ce183">
            <text:p>—</text:p>
          </table:table-cell>
          <table:table-cell office:value-type="float" office:value="241" table:style-name="ce188">
            <text:p><text:s text:c="3"/>24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245" table:style-name="ce184">
            <text:p><text:s text:c="3"/>24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5" table:style-name="ce185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南投縣</text:p>
          </table:table-cell>
          <table:table-cell office:value-type="string" table:style-name="ce180">
            <text:p>男</text:p>
          </table:table-cell>
          <table:table-cell office:value-type="float" office:value="134" table:style-name="ce187">
            <text:p><text:s text:c="3"/>134</text:p>
          </table:table-cell>
          <table:table-cell office:value-type="float" office:value="127" table:style-name="ce187">
            <text:p><text:s text:c="3"/>127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127" table:style-name="ce188">
            <text:p><text:s text:c="3"/>12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9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20" table:style-name="ce190">
            <text:p><text:s text:c="3"/>120</text:p>
          </table:table-cell>
          <table:table-cell office:value-type="float" office:value="111" table:style-name="ce187">
            <text:p><text:s text:c="3"/>111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0" table:style-name="ce190">
            <text:p>—</text:p>
          </table:table-cell>
          <table:table-cell office:value-type="float" office:value="114" table:style-name="ce191">
            <text:p><text:s text:c="3"/>114</text:p>
          </table:table-cell>
          <table:table-cell office:value-type="float" office:value="0" table:style-name="ce190">
            <text:p>—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114" table:style-name="ce191">
            <text:p><text:s text:c="3"/>11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" table:style-name="ce192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348" table:style-name="ce183">
            <text:p><text:s text:c="3"/>348</text:p>
          </table:table-cell>
          <table:table-cell office:value-type="float" office:value="334" table:style-name="ce183">
            <text:p><text:s text:c="3"/>334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0" table:style-name="ce183">
            <text:p>—</text:p>
          </table:table-cell>
          <table:table-cell office:value-type="float" office:value="320" table:style-name="ce188">
            <text:p><text:s text:c="3"/>320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345" table:style-name="ce184">
            <text:p><text:s text:c="3"/>34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雲林縣</text:p>
          </table:table-cell>
          <table:table-cell office:value-type="string" table:style-name="ce180">
            <text:p>男</text:p>
          </table:table-cell>
          <table:table-cell office:value-type="float" office:value="171" table:style-name="ce187">
            <text:p><text:s text:c="3"/>171</text:p>
          </table:table-cell>
          <table:table-cell office:value-type="float" office:value="166" table:style-name="ce187">
            <text:p><text:s text:c="3"/>166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170" table:style-name="ce188">
            <text:p><text:s text:c="3"/>170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9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77" table:style-name="ce190">
            <text:p><text:s text:c="3"/>177</text:p>
          </table:table-cell>
          <table:table-cell office:value-type="float" office:value="168" table:style-name="ce187">
            <text:p><text:s text:c="3"/>168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0" table:style-name="ce190">
            <text:p>—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175" table:style-name="ce191">
            <text:p><text:s text:c="3"/>175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223" table:style-name="ce183">
            <text:p><text:s text:c="3"/>223</text:p>
          </table:table-cell>
          <table:table-cell office:value-type="float" office:value="215" table:style-name="ce183">
            <text:p><text:s text:c="3"/>21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0" table:style-name="ce183">
            <text:p>—</text:p>
          </table:table-cell>
          <table:table-cell office:value-type="float" office:value="202" table:style-name="ce188">
            <text:p><text:s text:c="3"/>202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221" table:style-name="ce184">
            <text:p><text:s text:c="3"/>22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嘉義縣</text:p>
          </table:table-cell>
          <table:table-cell office:value-type="string" table:style-name="ce180">
            <text:p>男</text:p>
          </table:table-cell>
          <table:table-cell office:value-type="float" office:value="116" table:style-name="ce187">
            <text:p><text:s text:c="3"/>116</text:p>
          </table:table-cell>
          <table:table-cell office:value-type="float" office:value="113" table:style-name="ce187">
            <text:p><text:s text:c="3"/>11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07" table:style-name="ce190">
            <text:p><text:s text:c="3"/>107</text:p>
          </table:table-cell>
          <table:table-cell office:value-type="float" office:value="102" table:style-name="ce187">
            <text:p><text:s text:c="3"/>102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0" table:style-name="ce190">
            <text:p>—</text:p>
          </table:table-cell>
          <table:table-cell office:value-type="float" office:value="94" table:style-name="ce191">
            <text:p><text:s text:c="3"/>94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07" table:style-name="ce191">
            <text:p><text:s text:c="3"/>10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343" table:style-name="ce183">
            <text:p><text:s text:c="3"/>343</text:p>
          </table:table-cell>
          <table:table-cell office:value-type="float" office:value="319" table:style-name="ce183">
            <text:p><text:s text:c="3"/>319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0" table:style-name="ce183">
            <text:p>—</text:p>
          </table:table-cell>
          <table:table-cell office:value-type="float" office:value="318" table:style-name="ce188">
            <text:p><text:s text:c="3"/>318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40" table:style-name="ce184">
            <text:p><text:s text:c="3"/>340</text:p>
          </table:table-cell>
          <table:table-cell office:value-type="float" office:value="0" table:style-name="ce183">
            <text:p>—</text:p>
          </table:table-cell>
          <table:table-cell office:value-type="float" office:value="3" table:style-name="ce185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屏東縣</text:p>
          </table:table-cell>
          <table:table-cell office:value-type="string" table:style-name="ce180">
            <text:p>男</text:p>
          </table:table-cell>
          <table:table-cell office:value-type="float" office:value="188" table:style-name="ce187">
            <text:p><text:s text:c="3"/>188</text:p>
          </table:table-cell>
          <table:table-cell office:value-type="float" office:value="175" table:style-name="ce187">
            <text:p><text:s text:c="3"/>175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0" table:style-name="ce187">
            <text:p>—</text:p>
          </table:table-cell>
          <table:table-cell office:value-type="float" office:value="175" table:style-name="ce188">
            <text:p><text:s text:c="3"/>175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185" table:style-name="ce188">
            <text:p><text:s text:c="3"/>185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9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55" table:style-name="ce190">
            <text:p><text:s text:c="3"/>155</text:p>
          </table:table-cell>
          <table:table-cell office:value-type="float" office:value="144" table:style-name="ce187">
            <text:p><text:s text:c="3"/>144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0" table:style-name="ce190">
            <text:p>—</text:p>
          </table:table-cell>
          <table:table-cell office:value-type="float" office:value="143" table:style-name="ce191">
            <text:p><text:s text:c="3"/>143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155" table:style-name="ce191">
            <text:p><text:s text:c="3"/>155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23" table:style-name="ce183">
            <text:p><text:s text:c="3"/>123</text:p>
          </table:table-cell>
          <table:table-cell office:value-type="float" office:value="113" table:style-name="ce183">
            <text:p><text:s text:c="3"/>113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0" table:style-name="ce183">
            <text:p>—</text:p>
          </table:table-cell>
          <table:table-cell office:value-type="float" office:value="111" table:style-name="ce188">
            <text:p><text:s text:c="3"/>11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122" table:style-name="ce184">
            <text:p><text:s text:c="3"/>122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臺東縣</text:p>
          </table:table-cell>
          <table:table-cell office:value-type="string" table:style-name="ce180">
            <text:p>男</text:p>
          </table:table-cell>
          <table:table-cell office:value-type="float" office:value="57" table:style-name="ce187">
            <text:p><text:s text:c="3"/>57</text:p>
          </table:table-cell>
          <table:table-cell office:value-type="float" office:value="51" table:style-name="ce187">
            <text:p><text:s text:c="3"/>51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50" table:style-name="ce188">
            <text:p><text:s text:c="3"/>5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57" table:style-name="ce188">
            <text:p><text:s text:c="3"/>57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66" table:style-name="ce190">
            <text:p><text:s text:c="3"/>66</text:p>
          </table:table-cell>
          <table:table-cell office:value-type="float" office:value="62" table:style-name="ce187">
            <text:p><text:s text:c="3"/>62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0" table:style-name="ce190">
            <text:p>—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65" table:style-name="ce191">
            <text:p><text:s text:c="3"/>65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65" table:style-name="ce183">
            <text:p><text:s text:c="3"/>165</text:p>
          </table:table-cell>
          <table:table-cell office:value-type="float" office:value="151" table:style-name="ce183">
            <text:p><text:s text:c="3"/>151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0" table:style-name="ce183">
            <text:p>—</text:p>
          </table:table-cell>
          <table:table-cell office:value-type="float" office:value="156" table:style-name="ce188">
            <text:p><text:s text:c="3"/>15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63" table:style-name="ce184">
            <text:p><text:s text:c="3"/>16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花蓮縣</text:p>
          </table:table-cell>
          <table:table-cell office:value-type="string" table:style-name="ce180">
            <text:p>男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77" table:style-name="ce187">
            <text:p><text:s text:c="3"/>77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7">
            <text:p>—</text:p>
          </table:table-cell>
          <table:table-cell office:value-type="float" office:value="76" table:style-name="ce188">
            <text:p><text:s text:c="3"/>76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81" table:style-name="ce188">
            <text:p><text:s text:c="3"/>8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84" table:style-name="ce190">
            <text:p><text:s text:c="3"/>84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0" table:style-name="ce190">
            <text:p>—</text:p>
          </table:table-cell>
          <table:table-cell office:value-type="float" office:value="80" table:style-name="ce191">
            <text:p><text:s text:c="3"/>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82" table:style-name="ce191">
            <text:p><text:s text:c="3"/>82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86" table:style-name="ce183">
            <text:p><text:s text:c="3"/>86</text:p>
          </table:table-cell>
          <table:table-cell office:value-type="float" office:value="85" table:style-name="ce183">
            <text:p><text:s text:c="3"/>8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83" table:style-name="ce188">
            <text:p><text:s text:c="3"/>8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4" table:style-name="ce184">
            <text:p><text:s text:c="3"/>84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澎湖縣</text:p>
          </table:table-cell>
          <table:table-cell office:value-type="string" table:style-name="ce180">
            <text:p>男</text:p>
          </table:table-cell>
          <table:table-cell office:value-type="float" office:value="44" table:style-name="ce187">
            <text:p><text:s text:c="3"/>44</text:p>
          </table:table-cell>
          <table:table-cell office:value-type="float" office:value="44" table:style-name="ce187">
            <text:p><text:s text:c="3"/>44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9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40" table:style-name="ce191">
            <text:p><text:s text:c="3"/>40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62" table:style-name="ce183">
            <text:p><text:s text:c="3"/>162</text:p>
          </table:table-cell>
          <table:table-cell office:value-type="float" office:value="149" table:style-name="ce183">
            <text:p><text:s text:c="3"/>14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0" table:style-name="ce183">
            <text:p>—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60" table:style-name="ce184">
            <text:p><text:s text:c="3"/>160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5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基隆市</text:p>
          </table:table-cell>
          <table:table-cell office:value-type="string" table:style-name="ce180">
            <text:p>男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77" table:style-name="ce188">
            <text:p><text:s text:c="3"/>7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79" table:style-name="ce188">
            <text:p><text:s text:c="3"/>79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9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81" table:style-name="ce190">
            <text:p><text:s text:c="3"/>81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0" table:style-name="ce190">
            <text:p>—</text:p>
          </table:table-cell>
          <table:table-cell office:value-type="float" office:value="77" table:style-name="ce191">
            <text:p><text:s text:c="3"/>77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81" table:style-name="ce191">
            <text:p><text:s text:c="3"/>81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300" table:style-name="ce183">
            <text:p><text:s text:c="3"/>300</text:p>
          </table:table-cell>
          <table:table-cell office:value-type="float" office:value="291" table:style-name="ce183">
            <text:p><text:s text:c="3"/>29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0" table:style-name="ce183">
            <text:p>—</text:p>
          </table:table-cell>
          <table:table-cell office:value-type="float" office:value="290" table:style-name="ce188">
            <text:p><text:s text:c="3"/>29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98" table:style-name="ce184">
            <text:p><text:s text:c="3"/>29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新竹市</text:p>
          </table:table-cell>
          <table:table-cell office:value-type="string" table:style-name="ce180">
            <text:p>男</text:p>
          </table:table-cell>
          <table:table-cell office:value-type="float" office:value="155" table:style-name="ce187">
            <text:p><text:s text:c="3"/>155</text:p>
          </table:table-cell>
          <table:table-cell office:value-type="float" office:value="149" table:style-name="ce187">
            <text:p><text:s text:c="3"/>149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55" table:style-name="ce188">
            <text:p><text:s text:c="3"/>155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145" table:style-name="ce190">
            <text:p><text:s text:c="3"/>145</text:p>
          </table:table-cell>
          <table:table-cell office:value-type="float" office:value="142" table:style-name="ce187">
            <text:p><text:s text:c="3"/>142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0" table:style-name="ce190">
            <text:p>—</text:p>
          </table:table-cell>
          <table:table-cell office:value-type="float" office:value="143" table:style-name="ce191">
            <text:p><text:s text:c="3"/>14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0" table:style-name="ce192">
            <text:p>—</text:p>
          </table:table-cell>
          <table:table-cell office:value-type="float" office:value="143" table:style-name="ce191">
            <text:p><text:s text:c="3"/>143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104" table:style-name="ce183">
            <text:p><text:s text:c="3"/>10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嘉義市</text:p>
          </table:table-cell>
          <table:table-cell office:value-type="string" table:style-name="ce180">
            <text:p>男</text:p>
          </table:table-cell>
          <table:table-cell office:value-type="float" office:value="47" table:style-name="ce187">
            <text:p><text:s text:c="3"/>47</text:p>
          </table:table-cell>
          <table:table-cell office:value-type="float" office:value="46" table:style-name="ce187">
            <text:p><text:s text:c="3"/>46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46" table:style-name="ce188">
            <text:p><text:s text:c="3"/>46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9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58" table:style-name="ce187">
            <text:p><text:s text:c="3"/>5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0" table:style-name="ce190">
            <text:p>—</text:p>
          </table:table-cell>
          <table:table-cell office:value-type="float" office:value="55" table:style-name="ce191">
            <text:p><text:s text:c="3"/>55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59" table:style-name="ce191">
            <text:p><text:s text:c="3"/>59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3"/>
          <table:table-cell office:value-type="string" table:style-name="ce157">
            <text:p>計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98" table:style-name="ce158">
            <text:p><text:s text:c="3"/>9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98" table:style-name="ce159">
            <text:p><text:s text:c="3"/>9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7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1">
            <text:p>福建省</text:p>
          </table:table-cell>
          <table:table-cell office:value-type="string" table:style-name="ce162">
            <text:p>男</text:p>
          </table:table-cell>
          <table:table-cell office:value-type="float" office:value="53" table:style-name="ce163">
            <text:p><text:s text:c="3"/>53</text:p>
          </table:table-cell>
          <table:table-cell office:value-type="float" office:value="53" table:style-name="ce163">
            <text:p><text:s text:c="3"/>53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50" table:style-name="ce164">
            <text:p><text:s text:c="3"/>50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73">
            <text:p>—</text:p>
          </table:table-cell>
          <table:table-cell office:value-type="float" office:value="52" table:style-name="ce164">
            <text:p><text:s text:c="3"/>52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0" table:style-name="ce17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67">
            <text:p>女</text:p>
          </table:table-cell>
          <table:table-cell office:value-type="float" office:value="47" table:style-name="ce168">
            <text:p><text:s text:c="3"/>47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44" table:style-name="ce169">
            <text:p><text:s text:c="3"/>4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6" table:style-name="ce169">
            <text:p><text:s text:c="3"/>46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90" table:style-name="ce183">
            <text:p><text:s text:c="3"/>90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84" table:style-name="ce188">
            <text:p><text:s text:c="3"/>8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88" table:style-name="ce184">
            <text:p><text:s text:c="3"/>8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金門縣</text:p>
          </table:table-cell>
          <table:table-cell office:value-type="string" table:style-name="ce180">
            <text:p>男</text:p>
          </table:table-cell>
          <table:table-cell office:value-type="float" office:value="50" table:style-name="ce187">
            <text:p><text:s text:c="3"/>50</text:p>
          </table:table-cell>
          <table:table-cell office:value-type="float" office:value="50" table:style-name="ce187">
            <text:p><text:s text:c="3"/>50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49" table:style-name="ce188">
            <text:p><text:s text:c="3"/>4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5"/>
          <table:table-cell office:value-type="string" table:style-name="ce181">
            <text:p>女</text:p>
          </table:table-cell>
          <table:table-cell office:value-type="float" office:value="40" table:style-name="ce190">
            <text:p><text:s text:c="3"/>40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0" table:style-name="ce190">
            <text:p>—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39" table:style-name="ce191">
            <text:p><text:s text:c="3"/>39</text:p>
          </table:table-cell>
          <table:table-cell office:value-type="float" office:value="0" table:style-name="ce190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78">
            <text:p>計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6">
            <text:p>連江縣</text:p>
          </table:table-cell>
          <table:table-cell office:value-type="string" table:style-name="ce180">
            <text:p>男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81">
            <text:p>女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39"/>
          <table:table-cell table:number-columns-repeated="4" table:style-name="ce20"/>
          <table:table-cell table:style-name="ce195"/>
          <table:table-cell table:number-columns-repeated="2" table:style-name="ce196"/>
          <table:table-cell table:number-columns-repeated="3" table:style-name="ce20"/>
          <table:table-cell office:value-type="string" table:style-name="ce197">
            <text:p>內政部戶政司 民國109年3月9日編製</text:p>
          </table:table-cell>
          <table:table-cell table:number-columns-repeated="16372"/>
        </table:table-row>
        <table:table-row table:style-name="ro9">
          <table:table-cell table:style-name="ce198"/>
          <table:table-cell table:style-name="ce20"/>
          <table:table-cell table:style-name="ce199"/>
          <table:table-cell table:number-columns-repeated="16381" table:style-name="ce20"/>
        </table:table-row>
        <table:table-row table:style-name="ro9">
          <table:table-cell table:style-name="ce200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【套印】各月(03以外).xlsx'#新02性比例等-年月別" table:style-name="ta3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3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3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3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3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3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3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3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3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3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3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3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3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3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3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3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50:10Z</meta:creation-date>
    <dc:date>2020-03-09T01:51:04Z</dc:date>
  </office:meta>
</office:document-meta>
</file>